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font-face-decls/>
  <office:automatic-styles/>
  <office:body>
    <office:text><text:p text:style-name="rststyle-title"><text:span text:style-name="rststyle-inlineliteral">zotero-plain</text:span> example document</text:p><text:p text:style-name="rststyle-textbody"><office:annotation><text:p>:format: chicago-author-date</text:p></office:annotation></text:p>:format: chicago-author-date<text:p text:style-name="rststyle-textbody">This is an example document which cites using footnotes <text:note text:id="id4" text:note-class="footnote"><text:note-citation text:label="1">1</text:note-citation><text:note-body><text:p text:style-name="rststyle-footnote">D. J Cohen, <text:span text:style-name="rststyle-emphasis">Creating Scholarly Tools and Resources for the Digital Ecosystem: Building Connections in the Zotero Project</text:span>, 13 <text:span text:style-name="rststyle-small-caps">First Monday</text:span>, 851 (2008).</text:p></text:note-body></text:note> and
another <text:note text:id="id5" text:note-class="footnote"><text:note-citation text:label="2">2</text:note-citation><text:note-body><text:p text:style-name="rststyle-footnote">D. J Cohen, <text:span text:style-name="rststyle-emphasis">Zotero: Social and Semantic Computing for Historical Scholarship</text:span>, 27 <text:span text:style-name="rststyle-small-caps">Perspectives</text:span>, 11 (2009).</text:p></text:note-body></text:note> and another <text:note text:id="id6" text:note-class="footnote"><text:note-citation text:label="3">3</text:note-citation><text:note-body><text:p text:style-name="rststyle-footnote">I have taken the liberty of associating Posner's juxtaposition
of the pyramids and hypertrophy in the anthropological sense with
Cohen, <text:span text:style-name="rststyle-emphasis">Creating Scholarly Tools and Resources for the Digital Ecosystem</text:span>, <text:span text:style-name="rststyle-emphasis">supra</text:span> note 1., in which the burial customs of the Pharaohs are
given as an illustration of hypertrophy in the anthropological
sense. Cohen, <text:span text:style-name="rststyle-emphasis">Zotero</text:span>, <text:span text:style-name="rststyle-emphasis">supra</text:span> note 2, at 851 suffix.</text:p></text:note-body></text:note>.</text:p><text:p text:style-name="rststyle-textbody"><office:annotation><text:p>And here we cite via ``zc``: :zc:`see @3A8VMRJ5, ch. 1`; :zc:`also @46SVHHG4`...</text:p></office:annotation></text:p>And here we cite via ``zc``: :zc:`see @3A8VMRJ5, ch. 1`; :zc:`also @46SVHHG4`...<text:p text:style-name="rststyle-textbody"><office:annotation><text:p>Bibliography
------------
.. zotero-bibliography::</text:p></office:annotation></text:p>Bibliography
------------
.. zotero-bibliography::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" ns2:family="paragraph" ns2:list-style-name="" ns2:name="rststyle-heading2" ns2:next-style-name="Text_20_body" ns2:parent-style-name="Heading_20_2"/>
    <ns2:style ns2:default-outline-level="" ns2:family="paragraph" ns2:list-style-name="" ns2:name="rststyle-heading3" ns2:next-style-name="Text_20_body" ns2:parent-style-name="Heading_20_3"/>
    <ns2:style ns2:default-outline-level="" ns2:family="paragraph" ns2:list-style-name="" ns2:name="rststyle-heading4" ns2:next-style-name="Text_20_body" ns2:parent-style-name="Heading_20_4"/>
    <ns2:style ns2:default-outline-level="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" ns2:family="paragraph" ns2:list-style-name="" ns2:name="rststyle-heading6" ns2:next-style-name="Text_20_body" ns2:parent-style-name="Heading_20_6"/>
    <ns2:style ns2:default-outline-level="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min-label-distance="0.15in"/>
      </ns7:outline-level-style>
      <ns7:outline-level-style ns2:num-format="" ns7:level="2">
        <ns2:list-level-properties ns7:min-label-distance="0.15in"/>
      </ns7:outline-level-style>
      <ns7:outline-level-style ns2:num-format="" ns7:level="3">
        <ns2:list-level-properties ns7:min-label-distance="0.15in"/>
      </ns7:outline-level-style>
      <ns7:outline-level-style ns2:num-format="" ns7:level="4">
        <ns2:list-level-properties ns7:min-label-distance="0.15in"/>
      </ns7:outline-level-style>
      <ns7:outline-level-style ns2:num-format="" ns7:level="5">
        <ns2:list-level-properties ns7:min-label-distance="0.15in"/>
      </ns7:outline-level-style>
      <ns7:outline-level-style ns2:num-format="" ns7:level="6">
        <ns2:list-level-properties ns7:min-label-distance="0.15in"/>
      </ns7:outline-level-style>
      <ns7:outline-level-style ns2:num-format="" ns7:level="7">
        <ns2:list-level-properties ns7:min-label-distance="0.15in"/>
      </ns7:outline-level-style>
      <ns7:outline-level-style ns2:num-format="" ns7:level="8">
        <ns2:list-level-properties ns7:min-label-distance="0.15in"/>
      </ns7:outline-level-style>
      <ns7:outline-level-style ns2:num-format="" ns7:level="9">
        <ns2:list-level-properties ns7:min-label-distance="0.15in"/>
      </ns7:outline-level-style>
      <ns7:outline-level-style ns2:num-format="" ns7:level="10">
        <ns2:list-level-properties ns7:min-label-distance="0.15in"/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>
  <office:meta>
    <meta:generator>Docutils/rst2odf.py/1.0a</meta:generator>
    <meta:initial-creator>egh</meta:initial-creator>
    <meta:creation-date>2011-08-29T00:42:59</meta:creation-date>
    <dc:creator>egh</dc:creator>
    <dc:date>2011-08-29T00:42:59</dc:date>
    <dc:language>en-US</dc:language>
    <meta:editing-cycles>1</meta:editing-cycles>
    <meta:editing-duration>PT00M01S</meta:editing-duration>
    <dc:title>zotero-plain example document</dc:title>
  </office:meta>
</office:document-meta>
</file>